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c4c04"/>
    </style:style>
    <style:style style:name="P3" style:family="paragraph" style:parent-style-name="Standard">
      <style:paragraph-properties fo:text-align="start" style:justify-single-word="false"/>
      <style:text-properties officeooo:rsid="0012851e" officeooo:paragraph-rsid="001c4c04"/>
    </style:style>
    <style:style style:name="P4" style:family="paragraph" style:parent-style-name="Standard">
      <style:paragraph-properties fo:text-align="start" style:justify-single-word="false"/>
      <style:text-properties officeooo:paragraph-rsid="001c4c04"/>
    </style:style>
    <style:style style:name="P5" style:family="paragraph" style:parent-style-name="Standard">
      <style:paragraph-properties fo:text-align="start" style:justify-single-word="false"/>
      <style:text-properties officeooo:paragraph-rsid="002b340f"/>
    </style:style>
    <style:style style:name="P6" style:family="paragraph" style:parent-style-name="Standard">
      <style:paragraph-properties fo:text-align="start" style:justify-single-word="false"/>
      <style:text-properties officeooo:rsid="001ea12d" officeooo:paragraph-rsid="001ea12d"/>
    </style:style>
    <style:style style:name="P7" style:family="paragraph" style:parent-style-name="Standard">
      <style:paragraph-properties fo:text-align="start" style:justify-single-word="false"/>
      <style:text-properties officeooo:rsid="001f3f2d" officeooo:paragraph-rsid="001f3f2d"/>
    </style:style>
    <style:style style:name="P8" style:family="paragraph" style:parent-style-name="Standard">
      <style:paragraph-properties fo:text-align="start" style:justify-single-word="false"/>
      <style:text-properties officeooo:rsid="00202714" officeooo:paragraph-rsid="00202714"/>
    </style:style>
    <style:style style:name="P9" style:family="paragraph" style:parent-style-name="Standard">
      <style:paragraph-properties fo:text-align="start" style:justify-single-word="false"/>
      <style:text-properties officeooo:rsid="00202714" officeooo:paragraph-rsid="0022c244"/>
    </style:style>
    <style:style style:name="P10" style:family="paragraph" style:parent-style-name="Standard">
      <style:paragraph-properties fo:text-align="start" style:justify-single-word="false"/>
      <style:text-properties officeooo:rsid="00202714" officeooo:paragraph-rsid="0024372a"/>
    </style:style>
    <style:style style:name="P11" style:family="paragraph" style:parent-style-name="Standard">
      <style:paragraph-properties fo:text-align="start" style:justify-single-word="false"/>
      <style:text-properties officeooo:rsid="00202714" officeooo:paragraph-rsid="0026b2c8"/>
    </style:style>
    <style:style style:name="P12" style:family="paragraph" style:parent-style-name="Standard">
      <style:paragraph-properties fo:text-align="start" style:justify-single-word="false"/>
      <style:text-properties officeooo:rsid="00202714" officeooo:paragraph-rsid="0027aa57"/>
    </style:style>
    <style:style style:name="P13" style:family="paragraph" style:parent-style-name="Standard">
      <style:paragraph-properties fo:text-align="start" style:justify-single-word="false"/>
      <style:text-properties officeooo:rsid="00202714" officeooo:paragraph-rsid="002e3a9f"/>
    </style:style>
    <style:style style:name="P14" style:family="paragraph" style:parent-style-name="Standard">
      <style:paragraph-properties fo:text-align="start" style:justify-single-word="false"/>
      <style:text-properties officeooo:rsid="00202714" officeooo:paragraph-rsid="002ed8ea"/>
    </style:style>
    <style:style style:name="P15" style:family="paragraph" style:parent-style-name="Standard">
      <style:paragraph-properties fo:text-align="start" style:justify-single-word="false"/>
      <style:text-properties officeooo:rsid="00202714" officeooo:paragraph-rsid="002fdad5"/>
    </style:style>
    <style:style style:name="P16" style:family="paragraph" style:parent-style-name="Standard">
      <style:paragraph-properties fo:text-align="start" style:justify-single-word="false"/>
      <style:text-properties officeooo:rsid="00202714" officeooo:paragraph-rsid="00312a7f"/>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officeooo:rsid="00202714" officeooo:paragraph-rsid="00202714" style:font-style-asian="italic" style:font-style-complex="italic"/>
    </style:style>
    <style:style style:name="P18" style:family="paragraph" style:parent-style-name="Standard">
      <style:paragraph-properties fo:text-align="start" style:justify-single-word="false"/>
      <style:text-properties officeooo:rsid="00246977" officeooo:paragraph-rsid="00246977"/>
    </style:style>
    <style:style style:name="P19" style:family="paragraph" style:parent-style-name="Standard">
      <style:paragraph-properties fo:text-align="start" style:justify-single-word="false"/>
      <style:text-properties officeooo:rsid="00246977" officeooo:paragraph-rsid="0025ad17"/>
    </style:style>
    <style:style style:name="P20" style:family="paragraph" style:parent-style-name="Standard">
      <style:paragraph-properties fo:text-align="start" style:justify-single-word="false"/>
      <style:text-properties officeooo:rsid="00246977" officeooo:paragraph-rsid="0027aa57"/>
    </style:style>
    <style:style style:name="P21" style:family="paragraph" style:parent-style-name="Standard">
      <style:paragraph-properties fo:text-align="start" style:justify-single-word="false"/>
      <style:text-properties officeooo:rsid="00246977" officeooo:paragraph-rsid="00281c3d"/>
    </style:style>
    <style:style style:name="P22" style:family="paragraph" style:parent-style-name="Standard">
      <style:paragraph-properties fo:text-align="start" style:justify-single-word="false"/>
      <style:text-properties officeooo:rsid="00246977" officeooo:paragraph-rsid="002962a8"/>
    </style:style>
    <style:style style:name="P23" style:family="paragraph" style:parent-style-name="Standard">
      <style:paragraph-properties fo:text-align="start" style:justify-single-word="false"/>
      <style:text-properties officeooo:rsid="00246977" officeooo:paragraph-rsid="002c522a"/>
    </style:style>
    <style:style style:name="P24" style:family="paragraph" style:parent-style-name="Standard">
      <style:paragraph-properties fo:text-align="start" style:justify-single-word="false"/>
      <style:text-properties officeooo:rsid="00246977" officeooo:paragraph-rsid="00312a7f"/>
    </style:style>
    <style:style style:name="P25" style:family="paragraph" style:parent-style-name="Standard">
      <style:paragraph-properties fo:text-align="start" style:justify-single-word="false"/>
      <style:text-properties officeooo:rsid="00246977" officeooo:paragraph-rsid="00319c04"/>
    </style:style>
    <style:style style:name="P26" style:family="paragraph" style:parent-style-name="Standard">
      <style:paragraph-properties fo:text-align="start" style:justify-single-word="false"/>
      <style:text-properties officeooo:rsid="00246977" officeooo:paragraph-rsid="0033398c"/>
    </style:style>
    <style:style style:name="P27" style:family="paragraph" style:parent-style-name="Standard">
      <style:paragraph-properties fo:text-align="start" style:justify-single-word="false"/>
      <style:text-properties officeooo:rsid="00246977" officeooo:paragraph-rsid="0033f305"/>
    </style:style>
    <style:style style:name="P28" style:family="paragraph" style:parent-style-name="Standard">
      <style:paragraph-properties fo:text-align="start" style:justify-single-word="false"/>
      <style:text-properties officeooo:rsid="00246977" officeooo:paragraph-rsid="00351895"/>
    </style:style>
    <style:style style:name="P29" style:family="paragraph" style:parent-style-name="Standard">
      <style:paragraph-properties fo:text-align="start" style:justify-single-word="false"/>
      <style:text-properties officeooo:rsid="0025ad17" officeooo:paragraph-rsid="0025ad17"/>
    </style:style>
    <style:style style:name="P30" style:family="paragraph" style:parent-style-name="Standard">
      <style:paragraph-properties fo:text-align="start" style:justify-single-word="false"/>
      <style:text-properties officeooo:rsid="0027aa57" officeooo:paragraph-rsid="0025ad17"/>
    </style:style>
    <style:style style:name="P31" style:family="paragraph" style:parent-style-name="Standard">
      <style:paragraph-properties fo:text-align="start" style:justify-single-word="false"/>
      <style:text-properties officeooo:rsid="0027aa57" officeooo:paragraph-rsid="0027aa57"/>
    </style:style>
    <style:style style:name="P32" style:family="paragraph" style:parent-style-name="Standard">
      <style:paragraph-properties fo:text-align="start" style:justify-single-word="false"/>
      <style:text-properties officeooo:rsid="0027aa57" officeooo:paragraph-rsid="00281c3d"/>
    </style:style>
    <style:style style:name="P33" style:family="paragraph" style:parent-style-name="Standard">
      <style:paragraph-properties fo:text-align="start" style:justify-single-word="false"/>
      <style:text-properties officeooo:rsid="0027aa57" officeooo:paragraph-rsid="002962a8"/>
    </style:style>
    <style:style style:name="P34" style:family="paragraph" style:parent-style-name="Standard">
      <style:paragraph-properties fo:text-align="start" style:justify-single-word="false"/>
      <style:text-properties officeooo:rsid="0027aa57" officeooo:paragraph-rsid="00312a7f"/>
    </style:style>
    <style:style style:name="P35" style:family="paragraph" style:parent-style-name="Standard">
      <style:paragraph-properties fo:text-align="start" style:justify-single-word="false"/>
      <style:text-properties officeooo:rsid="0027aa57" officeooo:paragraph-rsid="00319c04"/>
    </style:style>
    <style:style style:name="P36" style:family="paragraph" style:parent-style-name="Standard">
      <style:paragraph-properties fo:text-align="start" style:justify-single-word="false"/>
      <style:text-properties officeooo:rsid="0027aa57" officeooo:paragraph-rsid="0033398c"/>
    </style:style>
    <style:style style:name="P37" style:family="paragraph" style:parent-style-name="Standard">
      <style:paragraph-properties fo:text-align="start" style:justify-single-word="false"/>
      <style:text-properties officeooo:rsid="0027aa57" officeooo:paragraph-rsid="0033f305"/>
    </style:style>
    <style:style style:name="P38" style:family="paragraph" style:parent-style-name="Standard">
      <style:paragraph-properties fo:text-align="start" style:justify-single-word="false"/>
      <style:text-properties officeooo:rsid="0027aa57" officeooo:paragraph-rsid="00351895"/>
    </style:style>
    <style:style style:name="P39" style:family="paragraph" style:parent-style-name="Standard">
      <style:paragraph-properties fo:text-align="start" style:justify-single-word="false"/>
      <style:text-properties officeooo:rsid="00281c3d" officeooo:paragraph-rsid="00281c3d"/>
    </style:style>
    <style:style style:name="P40" style:family="paragraph" style:parent-style-name="Standard">
      <style:paragraph-properties fo:text-align="start" style:justify-single-word="false"/>
      <style:text-properties officeooo:rsid="00281c3d" officeooo:paragraph-rsid="002962a8"/>
    </style:style>
    <style:style style:name="P41" style:family="paragraph" style:parent-style-name="Standard">
      <style:paragraph-properties fo:text-align="start" style:justify-single-word="false"/>
      <style:text-properties officeooo:rsid="002c522a" officeooo:paragraph-rsid="002e3a9f"/>
    </style:style>
    <style:style style:name="P42" style:family="paragraph" style:parent-style-name="Standard" style:master-page-name="Standard">
      <style:paragraph-properties fo:text-align="center" style:justify-single-word="false" style:page-number="auto"/>
      <style:text-properties officeooo:paragraph-rsid="001c4c0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ea12d"/>
    </style:style>
    <style:style style:name="T3" style:family="text">
      <style:text-properties officeooo:rsid="001f3f2d"/>
    </style:style>
    <style:style style:name="T4" style:family="text">
      <style:text-properties officeooo:rsid="0022c244"/>
    </style:style>
    <style:style style:name="T5" style:family="text">
      <style:text-properties officeooo:rsid="0024372a"/>
    </style:style>
    <style:style style:name="T6" style:family="text">
      <style:text-properties officeooo:rsid="0025ad17"/>
    </style:style>
    <style:style style:name="T7" style:family="text">
      <style:text-properties style:font-name="Liberation Serif1" officeooo:rsid="0025ad17"/>
    </style:style>
    <style:style style:name="T8" style:family="text">
      <style:text-properties officeooo:rsid="0026b2c8"/>
    </style:style>
    <style:style style:name="T9" style:family="text">
      <style:text-properties officeooo:rsid="0027aa57"/>
    </style:style>
    <style:style style:name="T10" style:family="text">
      <style:text-properties officeooo:rsid="00281c3d"/>
    </style:style>
    <style:style style:name="T11" style:family="text">
      <style:text-properties officeooo:rsid="002962a8"/>
    </style:style>
    <style:style style:name="T12" style:family="text">
      <style:text-properties officeooo:rsid="002b340f"/>
    </style:style>
    <style:style style:name="T13" style:family="text">
      <style:text-properties officeooo:rsid="002c522a"/>
    </style:style>
    <style:style style:name="T14" style:family="text">
      <style:text-properties officeooo:rsid="002e3a9f"/>
    </style:style>
    <style:style style:name="T15" style:family="text">
      <style:text-properties fo:font-style="italic" style:text-underline-style="solid" style:text-underline-width="auto" style:text-underline-color="font-color" officeooo:rsid="00202714" style:font-style-asian="italic" style:font-style-complex="italic"/>
    </style:style>
    <style:style style:name="T16" style:family="text">
      <style:text-properties officeooo:rsid="002ed8ea"/>
    </style:style>
    <style:style style:name="T17" style:family="text">
      <style:text-properties officeooo:rsid="00312a7f"/>
    </style:style>
    <style:style style:name="T18" style:family="text">
      <style:text-properties officeooo:rsid="00319c04"/>
    </style:style>
    <style:style style:name="T19" style:family="text">
      <style:text-properties officeooo:rsid="0033398c"/>
    </style:style>
    <style:style style:name="T20" style:family="text">
      <style:text-properties officeooo:rsid="0033f305"/>
    </style:style>
    <style:style style:name="T21" style:family="text">
      <style:text-properties officeooo:rsid="00351895"/>
    </style:style>
    <style:style style:name="T22" style:family="text">
      <style:text-properties officeooo:rsid="003522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ocument de spécification</text:p>
      <text:p text:style-name="P4"><text:span text:style-name="T1">Description de message</text:span> </text:p>
      <text:p text:style-name="P4"/>
      <text:p text:style-name="P2">+---------------------------------------------------------------------------------------------------------------------+ | <text:s/>Connexion <text:s/>| <text:s/>Type de messagerie| Numéro de messagerie| Numéro de message | ACK | Invitation |</text:p>
      <text:p text:style-name="P4">| <text:s/>Demande de liste|------------------------------------------------------------------------------------------------| <text:s text:c="71"/>| ---------------------- <text:s text:c="39"/>‘Contenu’ <text:s text:c="71"/>| <text:s text:c="2"/></text:p>
      <text:p text:style-name="P4">|_______________________________________________________________________________|</text:p>
      <text:p text:style-name="P4">La longueur de l’entête est de 2+2+2+3+2+2+1=15 bits</text:p>
      <text:p text:style-name="P4"/>
      <text:p text:style-name="P4">Description globale : </text:p>
      <text:p text:style-name="P4">Dans notre protocole, nous avons des champs de connexion(2 bits), du type de messagerie(2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4"/>
      <text:p text:style-name="P4">1. Connexion/Déconnexion</text:p>
      <text:p text:style-name="P4"/>
      <text:p text:style-name="P4">+--------------+</text:p>
      <text:p text:style-name="P4"><text:s/>| Connexion | <text:s text:c="2"/><text:span text:style-name="T12">(2 bits)</text:span></text:p>
      <text:p text:style-name="P4">+--------------+</text:p>
      <text:p text:style-name="P4">Le champ de connexion est pour indiquer l’état de connexion d’un client dont la longueur est 2 bits.</text:p>
      <text:p text:style-name="P4">Il est capable d’indiquer quatre états : </text:p>
      <text:p text:style-name="P4">a. Demande une connexion d’un client vers le serveur.</text:p>
      <text:p text:style-name="P4">b. Le serveur accepte la demande de connexion d’un client.</text:p>
      <text:p text:style-name="P4">c. Le serveur refuse la demande de connexion d’un client.</text:p>
      <text:p text:style-name="P4">d. Demande une déconnexion d’un client vers le serveur.</text:p>
      <text:p text:style-name="P4"/>
      <text:p text:style-name="P4">Les codes sont : a=00, b=01, c=10, d=11.</text:p>
      <text:p text:style-name="P31"/>
      <text:p text:style-name="P31">NB : Dès qu’un utilisateur réussit à connecter le serveur, la valeur de ce champ va rester 01.</text:p>
      <text:p text:style-name="P4"/>
      <text:p text:style-name="P4">2. Type de messagerie</text:p>
      <text:p text:style-name="P4"/>
      <text:p text:style-name="P4">+------------------------+</text:p>
      <text:p text:style-name="P5"><text:s/>|Type de messagerie <text:s/>| <text:s/><text:span text:style-name="T12">(2 bits)</text:span></text:p>
      <text:p text:style-name="P4">+------------------------+</text:p>
      <text:p text:style-name="P4">Le champ indique le type de messagerie :</text:p>
      <text:p text:style-name="P4">a. Messagerie publique.</text:p>
      <text:p text:style-name="P4">b. Messagerie privée et centralisée.</text:p>
      <text:p text:style-name="P4">c. Messagerie privée et décentralisée.</text:p>
      <text:p text:style-name="P4">d. Demande de quitter la messagerie en cours.</text:p>
      <text:p text:style-name="P4"/>
      <text:p text:style-name="P4">Il a une longueur de 2 bits.</text:p>
      <text:p text:style-name="P4">Les codes sont : a=00, b=01, c=10, d=11.</text:p>
      <text:p text:style-name="P4"/>
      <text:p text:style-name="P4">NB : Nous supposons que tous les nouveaux utilisateurs seront mis dans le messagerie publique par défaut, alors la demande de connexion est transmise dans la messagerie publique.</text:p>
      <text:p text:style-name="P4"/>
      <text:p text:style-name="P4"><text:soft-page-break/></text:p>
      <text:p text:style-name="P4"><text:s/></text:p>
      <text:p text:style-name="P4">3. Numéro de messagerie</text:p>
      <text:p text:style-name="P4"/>
      <text:p text:style-name="P4">+----------------------------+</text:p>
      <text:p text:style-name="P5"><text:s/>| Numéro de messagerie | <text:s/><text:span text:style-name="T12">(2 bits)</text:span></text:p>
      <text:p text:style-name="P4">+----------------------------+</text:p>
      <text:p text:style-name="P4">Le champ indique que de quelle messagerie ce message vient. Il a une longueur de 2 bits donc dans notre protocole nous pouvons avoir 1 messagerie publique (unique) et 4 messageries de chaque mode privé maximum(9 messageries en total).</text:p>
      <text:p text:style-name="P4"/>
      <text:p text:style-name="P4"/>
      <text:p text:style-name="P4">4. Numéro de message</text:p>
      <text:p text:style-name="P4"/>
      <text:p text:style-name="P4">+-------------------------+</text:p>
      <text:p text:style-name="P5"><text:s/>| Numéro de message | <text:s/><text:span text:style-name="T12">(3 bits)</text:span></text:p>
      <text:p text:style-name="P4">+-------------------------+</text:p>
      <text:p text:style-name="P4">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4"/>
      <text:p text:style-name="P4">5. ACK/NACK</text:p>
      <text:p text:style-name="P4"/>
      <text:p text:style-name="P4">+-------+</text:p>
      <text:p text:style-name="P5"><text:s/>| ACK | <text:s/><text:span text:style-name="T12">(2 bits)</text:span></text:p>
      <text:p text:style-name="P4">+-------+</text:p>
      <text:p text:style-name="P4">Le champ nous permet de la fiabilité de la liaison avec le champ du numéro de message. Il a une longueur de 2 bits. </text:p>
      <text:p text:style-name="P4">Chaque fois l’émetteur envoie un message, le récepteur doit renvoyer un feed-back :</text:p>
      <text:p text:style-name="P4">a. Le cas un message est bien reçu par un récepteur, ce dernier renverra un ‘ACK’.</text:p>
      <text:p text:style-name="P4">b. Le cas un message est erroné, le récepteur enverra un ‘NACK’.</text:p>
      <text:p text:style-name="P4">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4">d. Le cas l’émetteur envoie un messager.</text:p>
      <text:p text:style-name="P4"/>
      <text:p text:style-name="P4">Les codes sont : <text:s/>a=01, b=10, c=11, d=00.</text:p>
      <text:p text:style-name="P4"/>
      <text:p text:style-name="P4">6. Accepter/Refuser une invitation</text:p>
      <text:p text:style-name="P4"/>
      <text:p text:style-name="P4">+-------------+</text:p>
      <text:p text:style-name="P5"><text:s/>| Invitation <text:s/>| <text:s/><text:span text:style-name="T12">(2 bits)</text:span></text:p>
      <text:p text:style-name="P4">+-------------+</text:p>
      <text:p text:style-name="P4">Le champ de l’invitation doit fonctionner avec le champ ‘contenu’ dont la longueur est 2 bits.</text:p>
      <text:p text:style-name="P4">Il indique 4 cas : </text:p>
      <text:p text:style-name="P4">a. Un utilisateur envoi une invitation au serveur portant une liste des noms d’utilisateur dans le champ ‘contenu’ pour que le serveur peut transférer l’invitation aux certaine utilisateurs.</text:p>
      <text:p text:style-name="P4"><text:soft-page-break/>b. Le cas un client reçoit une invitation d’un autre client et il accepte l’invitation.</text:p>
      <text:p text:style-name="P4">c. Le cas un client reçoit une invitation d’un autre client et il refuse l’invitation ou le client n’est pas sur ligne(précisé dans le champ ‘Contenu’).</text:p>
      <text:p text:style-name="P4">d. Le cas normal(aucune invitation n’est envoyée).</text:p>
      <text:p text:style-name="P4"/>
      <text:p text:style-name="P4">Les codes sont : a=11, b=01, c=10, d=00.</text:p>
      <text:p text:style-name="P4"/>
      <text:p text:style-name="P4"/>
      <text:p text:style-name="P4"/>
      <text:p text:style-name="P4"/>
      <text:p text:style-name="P4">7. Demande de liste</text:p>
      <text:p text:style-name="P4"/>
      <text:p text:style-name="P4">+----------------------+</text:p>
      <text:p text:style-name="P5"><text:s/>| Demande de liste <text:s/>| <text:s/><text:span text:style-name="T12">(1 bit)</text:span></text:p>
      <text:p text:style-name="P4">+----------------------+</text:p>
      <text:p text:style-name="P4">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4"/>
      <text:p text:style-name="P4"><text:span text:style-name="T1">Exemples de message d’erreur</text:span></text:p>
      <text:p text:style-name="P4"/>
      <text:p text:style-name="P4">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4"/>
      <text:p text:style-name="P4">MDE1 : Le nom d’utilisateur est déjà utilisé. </text:p>
      <text:p text:style-name="P4"><text:tab/>Ce message apparaît quand la demande de connexion d’un client est refusé par le serveur car <text:tab/>un client connecté a pris le même nom que le nouvel client veut utiliser.</text:p>
      <text:p text:style-name="P4"><text:tab/>Code d’erreur dans le champ ‘Connexion’ : 10</text:p>
      <text:p text:style-name="P4"/>
      <text:p text:style-name="P4">MDE2 : Le serveur ne peut plus accueillir un nouvel client. </text:p>
      <text:p text:style-name="P4"><text:tab/>Ce message apparaît quand la demande de connexion d’un client est refusé par le serveur car <text:tab/>celui a un nombre maximal de client connectés.</text:p>
      <text:p text:style-name="P4"><text:tab/>Code d’erreur dans le champ ‘Connexion’ : 10</text:p>
      <text:p text:style-name="P4"/>
      <text:p text:style-name="P4">MDE3 : Le message que vous venez d’envoyer n’est pas reçu par le récepteur.</text:p>
      <text:p text:style-name="P4"><text:tab/>Ce message apparaît quand l’émetteur n’a pas reçu le ‘ACK’ <text:s/>ou ‘NACK’ du récepteur après <text:tab/>un temps d’attente fixé. </text:p>
      <text:p text:style-name="P4"><text:s/><text:tab/>Code d’erreur : NON</text:p>
      <text:p text:style-name="P4"/>
      <text:p text:style-name="P4">MDE4 : Le message que vous venez d’envoyer est rejeté par le récepteur.</text:p>
      <text:p text:style-name="P4"><text:tab/>Ce message apparaît quand l’émetteur reçoit un ‘NACK’ du récepteur.</text:p>
      <text:p text:style-name="P4"><text:tab/>Code d’erreur dans le champ ‘ACK’ : 10</text:p>
      <text:p text:style-name="P4"/>
      <text:p text:style-name="P4">MDE5 : L’utilisateur que vous avez invité n’est pas sur ligne.</text:p>
      <text:p text:style-name="P4"><text:tab/>Ce message apparaît quand le nom d’utilisateur indiqué dans le message d’invitation <text:tab/>n’existe pas dans la liste d’utilisateur connecté.</text:p>
      <text:p text:style-name="P4"><text:tab/>Code d’erreur dans le champ ‘Invitation’ : 10</text:p>
      <text:p text:style-name="P4"/>
      <text:p text:style-name="P4"><text:soft-page-break/><text:span text:style-name="T1">Exemples d’échanges entre le serveur et les clients</text:span></text:p>
      <text:p text:style-name="P4"/>
      <text:p text:style-name="P4">Scénario1 : Connexion <text:span text:style-name="T2">et déconnexion</text:span> d’un nouvel utilisateur</text:p>
      <text:p text:style-name="P4"/>
      <text:p text:style-name="P4">Dans le cas un nouvel utilisateur veut connecter au système, il faut préciser l’adresse IP et numéro de port de cet utilisateur ainsi que son nom, <text:span text:style-name="T4">le dernier sera stocké dans le champ ‘Contenu’</text:span>. </text:p>
      <text:p text:style-name="P4">Le serveur va refuser la demande de connexion en retournant un message d’erreur si <text:s/>le nom d’utilisateur est déjà pris par un autre utilisateur ou <text:s/>le nombre d’utilisateur connectés a atteint le nombre maximal. <text:span text:style-name="T2">(connexion = 10)</text:span></text:p>
      <text:p text:style-name="P4"/>
      <text:p text:style-name="P3">Si le serveur a accepté cette demande, il enverra un message retour au utilisateur pour confirmer sa connexion. <text:span text:style-name="T2">(connexion = 01)</text:span></text:p>
      <text:p text:style-name="P3"/>
      <text:p text:style-name="P6">Si un utilisateur veut quitter le système, il faut envoyer une demande de déconnexion au serveur, <text:span text:style-name="T3">et après le serveur a supprimé des data de cet utilisateur, le serveur renverra une message de confirmation.(connexion = 11) </text:span></text:p>
      <text:p text:style-name="P6"/>
      <text:p text:style-name="P7">Dès qu’un utilisateur a connecté au serveur, tous les messages qu’il envoie contient un champ de connexion égale 0<text:span text:style-name="T9">1</text:span>.</text:p>
      <text:p text:style-name="P7"/>
      <text:p text:style-name="P17"/>
      <text:p text:style-name="P17"/>
      <text:p text:style-name="P17">Diagramme de séquence :</text:p>
      <text:p text:style-name="P8"/>
      <text:p text:style-name="P8">Bob <text:tab/><text:tab/><text:tab/><text:tab/><text:tab/><text:tab/> <text:s text:c="6"/>Serveur<text:tab/><text:tab/><text:tab/> <text:s text:c="17"/>Alice</text:p>
      <text:p text:style-name="P9"><text:s text:c="2"/>| <text:s text:c="80"/>| <text:s text:c="55"/>|</text:p>
      <text:p text:style-name="P9"><text:s text:c="2"/>| <text:s text:c="7"/><text:span text:style-name="T4">a. </text:span>Demande <text:span text:style-name="T4">de connexion + nom=’Alice’ <text:s text:c="6"/></text:span>| <text:s text:c="55"/>|</text:p>
      <text:p text:style-name="P9"><text:s text:c="2"/>|---------------------------------------------------------- <text:span text:style-name="T4">&gt;</text:span>| <text:s text:c="55"/>|</text:p>
      <text:p text:style-name="P11"><text:s text:c="2"/>| <text:s text:c="80"/>| <text:s text:c="55"/>|</text:p>
      <text:p text:style-name="P11"><text:s text:c="2"/>| <text:s text:c="31"/><text:span text:style-name="T8">ACK a</text:span> <text:s text:c="37"/>| <text:s text:c="55"/>|</text:p>
      <text:p text:style-name="P11"><text:s text:c="2"/>|<text:span text:style-name="T8">&lt;</text:span>-----------------------------------------------------------| <text:s text:c="55"/>| <text:s/></text:p>
      <text:p text:style-name="P11"><text:s text:c="2"/>| <text:s text:c="80"/>| <text:s text:c="55"/>|</text:p>
      <text:p text:style-name="P9"><text:s text:c="2"/>| <text:s text:c="7"/><text:span text:style-name="T4">b. Refus de connexion + MDE <text:s text:c="23"/></text:span>| <text:s text:c="55"/>|</text:p>
      <text:p text:style-name="P9"><text:s text:c="2"/>|<text:span text:style-name="T4">&lt;</text:span>-----------------------------------------------------------| <text:s text:c="55"/>|</text:p>
      <text:p text:style-name="P11"><text:s text:c="2"/>| <text:s text:c="80"/>| <text:s text:c="55"/>|</text:p>
      <text:p text:style-name="P11"><text:s text:c="2"/>| <text:s text:c="31"/><text:span text:style-name="T8">ACK</text:span> <text:span text:style-name="T8">b</text:span> <text:s text:c="37"/>| <text:s text:c="55"/>|</text:p>
      <text:p text:style-name="P11"><text:s text:c="2"/>|-----------------------------------------------------------<text:span text:style-name="T8">&gt;</text:span>| <text:s text:c="55"/>| <text:s/></text:p>
      <text:p text:style-name="P11"><text:s text:c="2"/>| <text:s text:c="80"/>| <text:s text:c="55"/>|</text:p>
      <text:p text:style-name="P9"><text:s text:c="2"/>| <text:s text:c="7"/><text:span text:style-name="T4">c. Demande de connexion + nom=’Bob’ <text:s text:c="8"/></text:span>| <text:s text:c="55"/>|</text:p>
      <text:p text:style-name="P9"><text:s text:c="2"/>|-----------------------------------------------------------<text:span text:style-name="T5">&gt;</text:span>| <text:s text:c="55"/>|</text:p>
      <text:p text:style-name="P11"><text:s text:c="2"/>| <text:s text:c="80"/>| <text:s text:c="55"/>|</text:p>
      <text:p text:style-name="P11"><text:s text:c="2"/>| <text:s text:c="31"/><text:span text:style-name="T8">ACK</text:span> <text:span text:style-name="T8">c</text:span> <text:s text:c="37"/>| <text:s text:c="55"/>|</text:p>
      <text:p text:style-name="P11"><text:s text:c="2"/>|<text:span text:style-name="T8">&lt;</text:span>-----------------------------------------------------------| <text:s text:c="55"/>| <text:s/></text:p>
      <text:p text:style-name="P9"><text:s text:c="2"/>| <text:s text:c="80"/>| <text:s text:c="55"/>|</text:p>
      <text:p text:style-name="P9"><text:s text:c="2"/>| <text:s text:c="7"/><text:span text:style-name="T4">d. Acceptation de connexion + message conf </text:span>| <text:s text:c="56"/>|</text:p>
      <text:p text:style-name="P9"><text:s text:c="2"/>|<text:span text:style-name="T5">&lt;</text:span>-----------------------------------------------------------| <text:s text:c="55"/>|</text:p>
      <text:p text:style-name="P11"><text:s text:c="2"/>| <text:s text:c="80"/>| <text:s text:c="55"/>|</text:p>
      <text:p text:style-name="P11"><text:soft-page-break/><text:s text:c="2"/>| <text:s text:c="31"/><text:span text:style-name="T8">ACK</text:span> <text:span text:style-name="T8">d</text:span> <text:s text:c="37"/>| <text:s text:c="55"/>|</text:p>
      <text:p text:style-name="P11"><text:s text:c="2"/>|-----------------------------------------------------------<text:span text:style-name="T8">&gt;</text:span>| <text:s text:c="55"/>| <text:s/></text:p>
      <text:p text:style-name="P10"><text:s text:c="2"/>| <text:s text:c="80"/><text:span text:style-name="T4">| <text:s text:c="55"/>|</text:span></text:p>
      <text:p text:style-name="P10"><text:s text:c="2"/>| <text:s text:c="7"/><text:span text:style-name="T4">e. Demande de déconnexion <text:s text:c="27"/>| <text:s text:c="55"/>| </text:span></text:p>
      <text:p text:style-name="P10"><text:s text:c="2"/>|-----------------------------------------------------------<text:span text:style-name="T5">&gt;</text:span>|<text:span text:style-name="T5"> <text:s text:c="55"/>|</text:span></text:p>
      <text:p text:style-name="P11"><text:s text:c="2"/>| <text:s text:c="80"/>| <text:s text:c="55"/>|</text:p>
      <text:p text:style-name="P11"><text:s text:c="2"/>| <text:s text:c="31"/><text:span text:style-name="T8">ACK</text:span> <text:span text:style-name="T8">e</text:span> <text:s text:c="37"/>| <text:s text:c="55"/>|</text:p>
      <text:p text:style-name="P11"><text:s text:c="2"/>|<text:span text:style-name="T8">&lt;</text:span>-----------------------------------------------------------| <text:s text:c="55"/>| <text:s/></text:p>
      <text:p text:style-name="P10"><text:s text:c="2"/>| <text:s text:c="80"/><text:span text:style-name="T4">| <text:s text:c="55"/>|</text:span></text:p>
      <text:p text:style-name="P10"><text:s text:c="2"/>| <text:s text:c="7"/><text:span text:style-name="T4">f. Conf de déconnexion <text:s text:c="34"/>| <text:s text:c="56"/>|</text:span></text:p>
      <text:p text:style-name="P10"><text:s text:c="2"/>|<text:span text:style-name="T5">&lt;</text:span>---------------------------------------------------------- <text:span text:style-name="T4">| <text:s text:c="56"/>|</text:span></text:p>
      <text:p text:style-name="P12"><text:s text:c="2"/>| <text:s text:c="80"/>| <text:s text:c="55"/>|</text:p>
      <text:p text:style-name="P12"><text:s text:c="2"/>| <text:s text:c="31"/><text:span text:style-name="T8">ACK</text:span> <text:span text:style-name="T9">f</text:span> <text:s text:c="37"/>| <text:s text:c="55"/>|</text:p>
      <text:p text:style-name="P12"><text:s text:c="2"/>|-----------------------------------------------------------<text:span text:style-name="T9">&gt;</text:span>| <text:s text:c="55"/>| <text:s/></text:p>
      <text:p text:style-name="P9"><text:s text:c="2"/></text:p>
      <text:p text:style-name="P18"/>
      <text:p text:style-name="P18"/>
      <text:p text:style-name="P18">Message a : <text:s text:c="2"/></text:p>
      <text:p text:style-name="P18"/>
      <text:p text:style-name="P1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19"><text:s text:c="12"/>00--------------00-----------------00------------------000-----------00-------00----------0------’Alice’</text:p>
      <text:p text:style-name="P30"/>
      <text:p text:style-name="P31">ACK a :</text:p>
      <text:p text:style-name="P31"/>
      <text:p text:style-name="P2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0"><text:s text:c="12"/>00--------------00-----------------00------------------000-----------0<text:span text:style-name="T9">1</text:span>-------00----------0------’ ’</text:p>
      <text:p text:style-name="P29"/>
      <text:p text:style-name="P29">Message b :</text:p>
      <text:p text:style-name="P29"/>
      <text:p text:style-name="P19"><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0"><text:s text:c="12"/><text:span text:style-name="T6">1</text:span>0--------------00-----------------00------------------00<text:span text:style-name="T10">0</text:span>-----------00-------00----------0------’Le nom d’utilisateur est déjà utilisé.’</text:p>
      <text:p text:style-name="P19"/>
      <text:p text:style-name="P31">ACK b :</text:p>
      <text:p text:style-name="P31"/>
      <text:p text:style-name="P20"><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0"><text:s text:c="12"/><text:span text:style-name="T9">1</text:span>0--------------00-----------------00------------------00<text:span text:style-name="T10">0</text:span>-----------0<text:span text:style-name="T9">1</text:span>-------00----------0------’ ’</text:p>
      <text:p text:style-name="P29"/>
      <text:p text:style-name="P39">Message c :</text:p>
      <text:p text:style-name="P39"/>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00--------------00-----------------00------------------0<text:span text:style-name="T10">01</text:span>-----------00-------00----------0------’<text:span text:style-name="T10">Bob</text:span>’</text:p>
      <text:p text:style-name="P21"/>
      <text:p text:style-name="P32">ACK <text:span text:style-name="T10">c</text:span> :</text:p>
      <text:p text:style-name="P32"/>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text:span text:style-name="T10">00</text:span>--------------00-----------------00------------------0<text:span text:style-name="T10">01</text:span>-----------0<text:span text:style-name="T9">1</text:span>-------00----------0------’ ’</text:p>
      <text:p text:style-name="P21"/>
      <text:p text:style-name="P39"><text:soft-page-break/>Message d :</text:p>
      <text:p text:style-name="P39"/>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0<text:span text:style-name="T10">1</text:span>--------------00-----------------00------------------0<text:span text:style-name="T11">01</text:span>-----------00-------00----------0------’<text:span text:style-name="T10">BVN</text:span>’</text:p>
      <text:p text:style-name="P21"/>
      <text:p text:style-name="P39"><text:tab/><text:tab/><text:tab/><text:tab/><text:tab/><text:tab/><text:tab/><text:tab/><text:tab/><text:tab/><text:tab/>BVN = bienvenu</text:p>
      <text:p text:style-name="P32">ACK <text:span text:style-name="T10">d</text:span> :</text:p>
      <text:p text:style-name="P32"/>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text:span text:style-name="T10">01</text:span>--------------00-----------------00------------------0<text:span text:style-name="T11">01</text:span>-----------0<text:span text:style-name="T9">1</text:span>-------00----------0------’ ’</text:p>
      <text:p text:style-name="P21"/>
      <text:p text:style-name="P21"/>
      <text:p text:style-name="P39">Message e :</text:p>
      <text:p text:style-name="P39"/>
      <text:p text:style-name="P21"><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1"><text:s text:c="12"/><text:span text:style-name="T10">11</text:span>--------------00-----------------00------------------0<text:span text:style-name="T10">10</text:span>-----------00-------00----------0------’’</text:p>
      <text:p text:style-name="P21"/>
      <text:p text:style-name="P33">ACK <text:span text:style-name="T11">e</text:span> :</text:p>
      <text:p text:style-name="P33"/>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text:span text:style-name="T11">11</text:span>--------------00-----------------00------------------0<text:span text:style-name="T11">10</text:span>-----------0<text:span text:style-name="T9">1</text:span>-------00----------0------’ ’</text:p>
      <text:p text:style-name="P22"/>
      <text:p text:style-name="P40">Message <text:span text:style-name="T11">f</text:span> :</text:p>
      <text:p text:style-name="P40"/>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text:span text:style-name="T10">11</text:span>--------------00-----------------00------------------0<text:span text:style-name="T10">10</text:span>-----------00-------00----------0------’<text:span text:style-name="T11">Vous avez quitté le système.</text:span>’</text:p>
      <text:p text:style-name="P22"/>
      <text:p text:style-name="P33">ACK <text:span text:style-name="T11">f</text:span> :</text:p>
      <text:p text:style-name="P33"/>
      <text:p text:style-name="P22"><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2"><text:s text:c="12"/><text:span text:style-name="T11">11</text:span>--------------00-----------------00------------------0<text:span text:style-name="T11">10</text:span>-----------0<text:span text:style-name="T9">1</text:span>-------00----------0------’ ’</text:p>
      <text:p text:style-name="P22"/>
      <text:p text:style-name="P22"/>
      <text:p text:style-name="P23">Scénario <text:span text:style-name="T13">2</text:span> : <text:span text:style-name="T13">Invitation </text:span></text:p>
      <text:p text:style-name="P23"/>
      <text:p text:style-name="P41">Nous supposons que l’utilisateur Bob et l’utilisateur Alice sont tous en ligne maintenant, et <text:span text:style-name="T14">ils sont à la messagerie publique à l’instant, mais </text:span>Bob veut inviter Alice <text:span text:style-name="T14">à une messagerie privée centralisée. Après avoir reçu l’invitation, Alice l’accepte sans doute. 10 minutes après, Bob quitte la messagerie, par contre, Alice reste dans celle-ci.</text:span></text:p>
      <text:p text:style-name="P41"/>
      <text:p text:style-name="P41"/>
      <text:p text:style-name="P41"/>
      <text:p text:style-name="P41"/>
      <text:p text:style-name="P41"/>
      <text:p text:style-name="P41"/>
      <text:p text:style-name="P41"/>
      <text:p text:style-name="P41"/>
      <text:p text:style-name="P41"/>
      <text:p text:style-name="P41"/>
      <text:p text:style-name="P41"><text:soft-page-break/><text:span text:style-name="T14"><text:s/></text:span><text:span text:style-name="T15">Diagramme de séquence :</text:span></text:p>
      <text:p text:style-name="P13"/>
      <text:p text:style-name="P13">Bob <text:tab/><text:tab/><text:tab/><text:tab/><text:tab/><text:tab/> <text:s text:c="6"/>Serveur<text:tab/><text:tab/><text:tab/> <text:s text:c="17"/>Alice</text:p>
      <text:p text:style-name="P13"><text:s text:c="2"/>| <text:s text:c="80"/>| <text:s text:c="55"/>|</text:p>
      <text:p text:style-name="P13"><text:s text:c="2"/>| <text:s text:c="7"/><text:span text:style-name="T4">a. Invitation à une messagerie privée+’Alice’ </text:span>| <text:s text:c="55"/>|</text:p>
      <text:p text:style-name="P13"><text:s text:c="2"/>|-----------------------------------------------------------<text:span text:style-name="T4">&gt;</text:span>| <text:s text:c="55"/>|</text:p>
      <text:p text:style-name="P13"><text:s text:c="2"/>| <text:s text:c="80"/>| <text:s text:c="55"/>|</text:p>
      <text:p text:style-name="P13"><text:s text:c="2"/>| <text:s text:c="31"/><text:span text:style-name="T8">ACK a</text:span> <text:s text:c="37"/>| <text:s text:c="55"/>|</text:p>
      <text:p text:style-name="P13"><text:s text:c="2"/>|<text:span text:style-name="T8">&lt;</text:span>-----------------------------------------------------------| <text:s text:c="55"/>| <text:s/></text:p>
      <text:p text:style-name="P13"><text:s text:c="2"/>| <text:s text:c="80"/>| <text:s text:c="55"/>|</text:p>
      <text:p text:style-name="P13"><text:s text:c="2"/>| <text:s text:c="58"/><text:span text:style-name="T4"><text:s text:c="22"/></text:span>| <text:span text:style-name="T16">b.</text:span> <text:span text:style-name="T16">Transfère l’invitation à Alice</text:span> <text:s text:c="4"/>|</text:p>
      <text:p text:style-name="P13"><text:s text:c="2"/>| <text:s text:c="80"/>|----------------------------------------<text:span text:style-name="T14">&gt;</text:span>|</text:p>
      <text:p text:style-name="P13"><text:s text:c="2"/>| <text:s text:c="80"/>| <text:s text:c="55"/>|</text:p>
      <text:p text:style-name="P13"><text:s text:c="2"/>| <text:s text:c="80"/>| <text:s text:c="20"/><text:span text:style-name="T14">ACK</text:span> <text:span text:style-name="T14">b </text:span><text:s text:c="23"/>|</text:p>
      <text:p text:style-name="P13"><text:s text:c="2"/>| <text:s text:c="80"/>|<text:span text:style-name="T14">&lt;</text:span>----------------------------------------| <text:s/></text:p>
      <text:p text:style-name="P13"><text:s text:c="2"/>| <text:s text:c="80"/>| <text:s text:c="55"/>|</text:p>
      <text:p text:style-name="P13"><text:s text:c="2"/>| <text:s text:c="80"/>| <text:span text:style-name="T16">c .Accepte l’invitation</text:span> <text:s text:c="18"/>|</text:p>
      <text:p text:style-name="P13"><text:s text:c="2"/>| <text:s text:c="80"/>|<text:span text:style-name="T14">&lt;</text:span>----------------------------------------|</text:p>
      <text:p text:style-name="P13"><text:s text:c="2"/>| <text:s text:c="80"/>| <text:s text:c="55"/>|</text:p>
      <text:p text:style-name="P14"><text:s text:c="2"/>| <text:s text:c="80"/>| <text:s text:c="20"/><text:span text:style-name="T14">ACK</text:span> <text:span text:style-name="T16">c</text:span> <text:s text:c="22"/>|</text:p>
      <text:p text:style-name="P14"><text:s text:c="2"/>| <text:s text:c="80"/>|----------------------------------------<text:span text:style-name="T14">&gt;</text:span>| <text:s/></text:p>
      <text:p text:style-name="P13"><text:s text:c="2"/>| <text:s text:c="80"/>| <text:s text:c="55"/>|</text:p>
      <text:p text:style-name="P13"><text:s text:c="2"/>| <text:s text:c="7"/><text:span text:style-name="T4">d. Transfère la réponse de l’invitation <text:s text:c="12"/></text:span>| <text:s text:c="55"/>|</text:p>
      <text:p text:style-name="P13"><text:s text:c="2"/>|<text:span text:style-name="T5">&lt;</text:span>-----------------------------------------------------------| <text:s text:c="55"/>|</text:p>
      <text:p text:style-name="P13"><text:s text:c="2"/>| <text:s text:c="80"/>| <text:s text:c="55"/>|</text:p>
      <text:p text:style-name="P13"><text:s text:c="2"/>| <text:s text:c="31"/><text:span text:style-name="T8">ACK</text:span> <text:span text:style-name="T8">d</text:span> <text:s text:c="37"/>| <text:s text:c="55"/>|</text:p>
      <text:p text:style-name="P13"><text:s text:c="2"/>|-----------------------------------------------------------<text:span text:style-name="T8">&gt;</text:span>| <text:s text:c="55"/>| <text:s/></text:p>
      <text:p text:style-name="P13"><text:s text:c="2"/>| <text:s text:c="80"/><text:span text:style-name="T4">| <text:s text:c="55"/>|</text:span></text:p>
      <text:p text:style-name="P13"><text:s text:c="2"/>| <text:s text:c="7"/><text:span text:style-name="T4">e. Un message vers Alice <text:s text:c="32"/>| <text:s text:c="55"/>| </text:span></text:p>
      <text:p text:style-name="P13"><text:s text:c="2"/>|-----------------------------------------------------------<text:span text:style-name="T5">&gt;</text:span>|<text:span text:style-name="T5"> <text:s text:c="55"/>|</text:span></text:p>
      <text:p text:style-name="P13"><text:s text:c="2"/>| <text:s text:c="80"/>| <text:s text:c="55"/>|</text:p>
      <text:p text:style-name="P13"><text:s text:c="2"/>| <text:s text:c="31"/><text:span text:style-name="T8">ACK</text:span> <text:span text:style-name="T8">e</text:span> <text:s text:c="37"/>| <text:s text:c="55"/>|</text:p>
      <text:p text:style-name="P13"><text:s text:c="2"/>|<text:span text:style-name="T8">&lt;</text:span>-----------------------------------------------------------| <text:s text:c="55"/>| <text:s/></text:p>
      <text:p text:style-name="P13"><text:s text:c="2"/>| <text:s text:c="80"/><text:span text:style-name="T4">| <text:s text:c="55"/>|</text:span></text:p>
      <text:p text:style-name="P15"><text:s text:c="2"/>| <text:s text:c="80"/><text:span text:style-name="T4">| <text:s/>f. transfère le message à Alice <text:s text:c="5"/>|</text:span></text:p>
      <text:p text:style-name="P15"><text:s text:c="2"/>| <text:s text:c="80"/><text:span text:style-name="T4">|</text:span>----------------------------------------<text:span text:style-name="T14">&gt;|</text:span></text:p>
      <text:p text:style-name="P13"><text:s text:c="2"/>| <text:s text:c="80"/>| <text:s text:c="55"/>|</text:p>
      <text:p text:style-name="P16"><text:s text:c="2"/>| <text:s text:c="80"/>| <text:s text:c="20"/><text:span text:style-name="T14">ACK</text:span> <text:span text:style-name="T17">f <text:s/></text:span><text:s text:c="22"/>|</text:p>
      <text:p text:style-name="P16"><text:s text:c="2"/>| <text:s text:c="80"/>|<text:span text:style-name="T17">&lt;</text:span>----------------------------------------|</text:p>
      <text:p text:style-name="P16"><text:s text:c="2"/>| <text:s text:c="80"/>| <text:s text:c="55"/>|</text:p>
      <text:p text:style-name="P16"><text:s text:c="2"/>| <text:s text:c="80"/>| <text:span text:style-name="T17">g .Un message vers Bob</text:span> <text:s text:c="15"/>|</text:p>
      <text:p text:style-name="P16"><text:s text:c="2"/>| <text:s text:c="80"/>|<text:span text:style-name="T14">&lt;</text:span>----------------------------------------|</text:p>
      <text:p text:style-name="P16"><text:s text:c="2"/>| <text:s text:c="80"/>| <text:s text:c="55"/>|</text:p>
      <text:p text:style-name="P16"><text:s text:c="2"/>| <text:s text:c="80"/>| <text:s text:c="20"/><text:span text:style-name="T14">ACK</text:span> <text:span text:style-name="T17">g</text:span> <text:s text:c="22"/>|</text:p>
      <text:p text:style-name="P16"><text:s text:c="2"/>| <text:s text:c="80"/>|----------------------------------------<text:span text:style-name="T14">&gt;</text:span>| <text:s text:c="3"/></text:p>
      <text:p text:style-name="P16"><text:soft-page-break/><text:s text:c="2"/>| <text:s text:c="80"/>| <text:s text:c="55"/>|</text:p>
      <text:p text:style-name="P16"><text:s text:c="2"/>| <text:s text:c="80"/>| <text:s text:c="55"/>|</text:p>
      <text:p text:style-name="P16"><text:s text:c="2"/>| <text:s text:c="7"/><text:span text:style-name="T17">h. Transfère le message à Bob <text:s text:c="24"/></text:span>| <text:s text:c="55"/>|</text:p>
      <text:p text:style-name="P16"><text:s text:c="2"/>|<text:span text:style-name="T5">&lt;</text:span>-----------------------------------------------------------| <text:s text:c="55"/>|</text:p>
      <text:p text:style-name="P16"><text:s text:c="2"/>| <text:s text:c="80"/>| <text:s text:c="55"/>|</text:p>
      <text:p text:style-name="P16"><text:s text:c="2"/>| <text:s text:c="31"/><text:span text:style-name="T8">ACK</text:span> <text:span text:style-name="T17">h</text:span> <text:s text:c="37"/>| <text:s text:c="55"/>|</text:p>
      <text:p text:style-name="P16"><text:s text:c="2"/>|-----------------------------------------------------------<text:span text:style-name="T8">&gt;</text:span>| <text:s text:c="55"/>| <text:s/></text:p>
      <text:p text:style-name="P16"><text:s text:c="2"/>| <text:s text:c="80"/>| <text:s text:c="55"/>|</text:p>
      <text:p text:style-name="P16"><text:s text:c="2"/>| <text:s text:c="7"/><text:span text:style-name="T17">i. Demande de quitter cette messagerie <text:s text:c="10"/></text:span>| <text:s text:c="55"/>|</text:p>
      <text:p text:style-name="P16"><text:s text:c="2"/>|---------------------------------------------------------- <text:span text:style-name="T4">&gt;</text:span>| <text:s text:c="55"/>|</text:p>
      <text:p text:style-name="P16"><text:s text:c="2"/>| <text:s text:c="80"/>| <text:s text:c="55"/>|</text:p>
      <text:p text:style-name="P16"><text:s text:c="2"/>| <text:s text:c="31"/><text:span text:style-name="T8">ACK i</text:span> <text:s text:c="37"/>| <text:s text:c="55"/>|</text:p>
      <text:p text:style-name="P16"><text:s text:c="2"/>|<text:span text:style-name="T8">&lt;</text:span>-----------------------------------------------------------| <text:s text:c="55"/>| <text:s/></text:p>
      <text:p text:style-name="P16"><text:s text:c="2"/>| <text:s text:c="80"/>| <text:s text:c="55"/>|</text:p>
      <text:p text:style-name="P16"><text:s text:c="2"/>| <text:s text:c="7"/><text:span text:style-name="T17">j. Confirmation la sortie de Bob <text:s text:c="21"/></text:span>| <text:s text:c="55"/>|</text:p>
      <text:p text:style-name="P16"><text:s text:c="2"/>|<text:span text:style-name="T5">&lt;</text:span>-----------------------------------------------------------| <text:s text:c="55"/>|</text:p>
      <text:p text:style-name="P16"><text:s text:c="2"/>| <text:s text:c="80"/>| <text:s text:c="55"/>|</text:p>
      <text:p text:style-name="P16"><text:s text:c="2"/>| <text:s text:c="31"/><text:span text:style-name="T8">ACK</text:span> <text:span text:style-name="T17">j</text:span> <text:s text:c="37"/>| <text:s text:c="55"/>|</text:p>
      <text:p text:style-name="P16"><text:s text:c="2"/>|-----------------------------------------------------------<text:span text:style-name="T8">&gt;</text:span>| <text:s text:c="55"/>| <text:s/></text:p>
      <text:p text:style-name="P16"/>
      <text:p text:style-name="P16"/>
      <text:p text:style-name="P24">Message a : <text:s text:c="2"/></text:p>
      <text:p text:style-name="P24"/>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0<text:span text:style-name="T18">1</text:span>--------------0<text:span text:style-name="T18">1</text:span>-----------------00------------------000-----------00-------<text:span text:style-name="T18">11</text:span>----------0------’Alice’</text:p>
      <text:p text:style-name="P34"/>
      <text:p text:style-name="P34">ACK a :</text:p>
      <text:p text:style-name="P34"/>
      <text:p text:style-name="P24"><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4"><text:s text:c="12"/>0<text:span text:style-name="T18">1</text:span>--------------0<text:span text:style-name="T18">1</text:span>-----------------00------------------000-----------0<text:span text:style-name="T9">1</text:span>-------<text:span text:style-name="T18">11</text:span>----------0------’ ’</text:p>
      <text:p text:style-name="P24"/>
      <text:p text:style-name="P25">Message <text:span text:style-name="T18">b</text:span> : <text:s text:c="2"/></text:p>
      <text:p text:style-name="P25"/>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0<text:span text:style-name="T18">1</text:span>--------------0<text:span text:style-name="T18">1</text:span>-----------------00------------------000-----------00-------<text:span text:style-name="T18">11</text:span>----------0------’<text:span text:style-name="T18">Bob</text:span>’</text:p>
      <text:p text:style-name="P35"/>
      <text:p text:style-name="P35">ACK <text:span text:style-name="T18">b</text:span> :</text:p>
      <text:p text:style-name="P35"/>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0<text:span text:style-name="T18">1</text:span>--------------0<text:span text:style-name="T18">1</text:span>-----------------00------------------000-----------0<text:span text:style-name="T9">1</text:span>-------<text:span text:style-name="T18">11</text:span>----------0------’ ’</text:p>
      <text:p text:style-name="P25"/>
      <text:p text:style-name="P25">Message <text:span text:style-name="T18">c</text:span> : <text:s text:c="2"/></text:p>
      <text:p text:style-name="P25"/>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0<text:span text:style-name="T18">1</text:span>--------------0<text:span text:style-name="T18">1</text:span>-----------------00------------------000-----------00-------<text:span text:style-name="T18">10</text:span>----------0------’<text:span text:style-name="T18">Bob</text:span>’</text:p>
      <text:p text:style-name="P35"/>
      <text:p text:style-name="P35"/>
      <text:p text:style-name="P35"><text:soft-page-break/>ACK <text:span text:style-name="T18">c</text:span> :</text:p>
      <text:p text:style-name="P35"/>
      <text:p text:style-name="P25"><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5"><text:s text:c="12"/>0<text:span text:style-name="T18">1</text:span>--------------0<text:span text:style-name="T18">1</text:span>-----------------00------------------000-----------0<text:span text:style-name="T9">1</text:span>-------<text:span text:style-name="T18">10</text:span>----------0------’ ’</text:p>
      <text:p text:style-name="P25"/>
      <text:p text:style-name="P26">Message <text:span text:style-name="T19">d</text:span> : <text:s text:c="2"/></text:p>
      <text:p text:style-name="P26"/>
      <text:p text:style-name="P26"><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6"><text:s text:c="12"/>0<text:span text:style-name="T18">1</text:span>--------------0<text:span text:style-name="T18">1</text:span>-----------------00------------------00<text:span text:style-name="T19">1</text:span>-----------00-------<text:span text:style-name="T18">10</text:span>----------0------’<text:span text:style-name="T19">Alice</text:span>’</text:p>
      <text:p text:style-name="P36"/>
      <text:p text:style-name="P36">ACK <text:span text:style-name="T19">d</text:span> :</text:p>
      <text:p text:style-name="P36"/>
      <text:p text:style-name="P26"><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6"><text:s text:c="12"/>0<text:span text:style-name="T18">1</text:span>--------------0<text:span text:style-name="T18">1</text:span>-----------------00------------------00<text:span text:style-name="T19">1</text:span>-----------0<text:span text:style-name="T9">1</text:span>-------<text:span text:style-name="T18">10</text:span>----------0------’ ’</text:p>
      <text:p text:style-name="P26"/>
      <text:p text:style-name="P27">Message <text:span text:style-name="T20">e</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0<text:span text:style-name="T20">1</text:span>-----------00-------<text:span text:style-name="T20">00</text:span>----------0------’<text:span text:style-name="T20">Salut, Alice !</text:span>’</text:p>
      <text:p text:style-name="P37"/>
      <text:p text:style-name="P37">ACK <text:span text:style-name="T20">e</text:span> :</text:p>
      <text:p text:style-name="P3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0<text:span text:style-name="T20">1</text:span>-----------0<text:span text:style-name="T9">1</text:span>-------<text:span text:style-name="T20">00</text:span>----------0------’ ’</text:p>
      <text:p text:style-name="P27"/>
      <text:p text:style-name="P27">Message <text:span text:style-name="T20">f</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text:span text:style-name="T20">1</text:span>0-----------00-------<text:span text:style-name="T20">00</text:span>----------0------’<text:span text:style-name="T20">Salut, Alice !</text:span>’</text:p>
      <text:p text:style-name="P37"/>
      <text:p text:style-name="P37">ACK <text:span text:style-name="T20">f</text:span> :</text:p>
      <text:p text:style-name="P3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text:span text:style-name="T20">1</text:span>0-----------0<text:span text:style-name="T9">1</text:span>-------0<text:span text:style-name="T20">0</text:span>----------0------’ ’</text:p>
      <text:p text:style-name="P27"/>
      <text:p text:style-name="P27">Message <text:span text:style-name="T20">g</text:span> : <text:s text:c="2"/></text:p>
      <text:p text:style-name="P2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text:span text:style-name="T20">01</text:span>-----------00-------<text:span text:style-name="T20">00</text:span>----------0------’<text:span text:style-name="T21">Hi, Bob!</text:span>’</text:p>
      <text:p text:style-name="P37"/>
      <text:p text:style-name="P37">ACK <text:span text:style-name="T20">g</text:span> :</text:p>
      <text:p text:style-name="P37"/>
      <text:p text:style-name="P27"><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7"><text:s text:c="12"/>0<text:span text:style-name="T18">1</text:span>--------------0<text:span text:style-name="T18">1</text:span>-----------------00------------------0<text:span text:style-name="T20">01-</text:span>----------0<text:span text:style-name="T9">1</text:span>-------0<text:span text:style-name="T20">0</text:span>----------0------’ ’</text:p>
      <text:p text:style-name="P27"/>
      <text:p text:style-name="P27"/>
      <text:p text:style-name="P28"><text:soft-page-break/>Message <text:span text:style-name="T21">h</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0<text:span text:style-name="T18">1</text:span>-----------------00------------------0<text:span text:style-name="T20">11</text:span>-----------00-------<text:span text:style-name="T20">00</text:span>----------0------’<text:span text:style-name="T21">Hi, Bob !</text:span>’</text:p>
      <text:p text:style-name="P38"/>
      <text:p text:style-name="P38">ACK <text:span text:style-name="T21">h</text:span> :</text:p>
      <text:p text:style-name="P3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0<text:span text:style-name="T18">1</text:span>-----------------00------------------0<text:span text:style-name="T20">11</text:span>-----------0<text:span text:style-name="T9">1</text:span>-------0<text:span text:style-name="T20">0</text:span>----------0------’ ’</text:p>
      <text:p text:style-name="P28"/>
      <text:p text:style-name="P28">Message <text:span text:style-name="T21">i</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1">11</text:span>-----------------00------------------0<text:span text:style-name="T20">1</text:span>0-----------00-------<text:span text:style-name="T20">00</text:span>----------0------’ ’</text:p>
      <text:p text:style-name="P38"/>
      <text:p text:style-name="P38">ACK <text:span text:style-name="T21">i</text:span> :</text:p>
      <text:p text:style-name="P3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1">11</text:span>-----------------00------------------0<text:span text:style-name="T20">1</text:span>0-----------0<text:span text:style-name="T9">1</text:span>-------0<text:span text:style-name="T20">0</text:span>----------0------’ ’</text:p>
      <text:p text:style-name="P28"/>
      <text:p text:style-name="P28">Message <text:span text:style-name="T21">j</text:span> : <text:s text:c="2"/></text:p>
      <text:p text:style-name="P2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2">00</text:span>-----------------00------------------<text:span text:style-name="T20">1</text:span>0<text:span text:style-name="T21">0</text:span>-----------00-------<text:span text:style-name="T20">00</text:span>----------0------’<text:span text:style-name="T21">Sortie Confirmée.</text:span>’</text:p>
      <text:p text:style-name="P38"/>
      <text:p text:style-name="P38">ACK <text:span text:style-name="T21">j</text:span> :</text:p>
      <text:p text:style-name="P38"/>
      <text:p text:style-name="P28"><text:span text:style-name="T6">C</text:span>onnexion <text:s/>| <text:s/>Type de messagerie | <text:s text:c="2"/><text:span text:style-name="T6">N</text:span><text:span text:style-name="T7">º</text:span><text:span text:style-name="T6"> messagerie | <text:s/>N</text:span><text:span text:style-name="T7">º</text:span><text:span text:style-name="T6"> message | ACK | Invitation | Liste | Contenu</text:span></text:p>
      <text:p text:style-name="P28"><text:s text:c="12"/>0<text:span text:style-name="T18">1</text:span>--------------<text:span text:style-name="T22">00</text:span>-----------------00------------------<text:span text:style-name="T21">10</text:span>0-----------0<text:span text:style-name="T9">1</text:span>-------0<text:span text:style-name="T20">0</text:span>----------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19T23:07:12.940387047</dc:date>
    <meta:editing-duration>PT26M38S</meta:editing-duration>
    <meta:editing-cycles>7</meta:editing-cycles>
    <meta:generator>LibreOffice/5.1.4.2$Linux_X86_64 LibreOffice_project/10m0$Build-2</meta:generator>
    <meta:document-statistic meta:table-count="0" meta:image-count="0" meta:object-count="0" meta:page-count="10" meta:paragraph-count="297" meta:word-count="2685" meta:character-count="28204" meta:non-whitespace-character-count="15272"/>
  </office:meta>
</office:document-meta>
</file>